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7f2d" officeooo:paragraph-rsid="001c7f2d"/>
    </style:style>
    <style:style style:name="P2" style:family="paragraph" style:parent-style-name="Heading_20_1">
      <style:text-properties officeooo:rsid="001c7f2d" officeooo:paragraph-rsid="001c7f2d"/>
    </style:style>
    <style:style style:name="P3" style:family="paragraph" style:parent-style-name="Text_20_body">
      <style:text-properties officeooo:rsid="001c7f2d"/>
    </style:style>
    <style:style style:name="P4" style:family="paragraph" style:parent-style-name="Horizontal_20_Line">
      <style:text-properties officeooo:rsid="001c7f2d"/>
    </style:style>
    <style:style style:name="P5" style:family="paragraph" style:parent-style-name="Heading_20_2">
      <style:text-properties officeooo:rsid="001c7f2d"/>
    </style:style>
    <style:style style:name="P6" style:family="paragraph" style:parent-style-name="Text_20_body" style:list-style-name="L1">
      <style:text-properties officeooo:rsid="001c7f2d"/>
    </style:style>
    <style:style style:name="P7" style:family="paragraph" style:parent-style-name="Text_20_body" style:list-style-name="L2">
      <style:text-properties officeooo:rsid="001c7f2d"/>
    </style:style>
    <style:style style:name="P8" style:family="paragraph" style:parent-style-name="Text_20_body" style:list-style-name="L3">
      <style:text-properties officeooo:rsid="001c7f2d"/>
    </style:style>
    <style:style style:name="P9" style:family="paragraph" style:parent-style-name="Text_20_body" style:list-style-name="L4">
      <style:text-properties officeooo:rsid="001c7f2d"/>
    </style:style>
    <style:style style:name="P10" style:family="paragraph" style:parent-style-name="Text_20_body" style:list-style-name="L5">
      <style:text-properties officeooo:rsid="001c7f2d"/>
    </style:style>
    <style:style style:name="P11" style:family="paragraph" style:parent-style-name="Text_20_body" style:list-style-name="L6">
      <style:text-properties officeooo:rsid="001c7f2d"/>
    </style:style>
    <style:style style:name="P12" style:family="paragraph" style:parent-style-name="Heading_20_3">
      <style:text-properties officeooo:rsid="001c7f2d"/>
    </style:style>
    <style:style style:name="P13" style:family="paragraph" style:parent-style-name="Text_20_body" style:list-style-name="L7">
      <style:text-properties officeooo:rsid="001c7f2d"/>
    </style:style>
    <style:style style:name="P14" style:family="paragraph" style:parent-style-name="Text_20_body" style:list-style-name="L8">
      <style:text-properties officeooo:rsid="001c7f2d"/>
    </style:style>
    <style:style style:name="P15" style:family="paragraph" style:parent-style-name="Text_20_body" style:list-style-name="L9">
      <style:text-properties officeooo:rsid="001c7f2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agement safety assessment of the KPIs</text:p>
      <text:p text:style-name="P1"/>
      <text:h text:style-name="P2" text:outline-level="1">2️⃣ MANAGEMENT SAFETY ASSESSMENT</text:h>
      <text:p text:style-name="P3">This is the part most dashboards skip — and regret later.</text:p>
      <text:p text:style-name="P4"/>
      <text:h text:style-name="P5" text:outline-level="2">🟢 <text:span text:style-name="Strong_20_Emphasis">Management-safe KPIs</text:span></text:h>
      <text:p text:style-name="P3">(You can show these with minimal explanation.)</text:p>
      <text:list text:style-name="L1">
        <text:list-item>
          <text:p text:style-name="P6">Total loans</text:p>
        </text:list-item>
        <text:list-item>
          <text:p text:style-name="P6">Active borrowers</text:p>
        </text:list-item>
        <text:list-item>
          <text:p text:style-name="P6">New items added</text:p>
        </text:list-item>
        <text:list-item>
          <text:p text:style-name="P6">Loans by branch</text:p>
        </text:list-item>
        <text:list-item>
          <text:p text:style-name="P6">Loans by item type</text:p>
        </text:list-item>
        <text:list-item>
          <text:p text:style-name="P6">Loans by borrower category</text:p>
        </text:list-item>
        <text:list-item>
          <text:p text:style-name="P6">Holds placed</text:p>
        </text:list-item>
      </text:list>
      <text:p text:style-name="P3">These:</text:p>
      <text:list text:style-name="L2">
        <text:list-item>
          <text:p text:style-name="P7">Are intuitive</text:p>
        </text:list-item>
        <text:list-item>
          <text:p text:style-name="P7">Match expectations</text:p>
        </text:list-item>
        <text:list-item>
          <text:p text:style-name="P7">Rarely provoke methodological debate</text:p>
        </text:list-item>
      </text:list>
      <text:p text:style-name="P4"/>
      <text:h text:style-name="P5" text:outline-level="2">🟡 <text:span text:style-name="Strong_20_Emphasis">Conditionally safe KPIs</text:span></text:h>
      <text:p text:style-name="P3">(Show, but with a tooltip or footnote.)</text:p>
      <text:list text:style-name="L3">
        <text:list-item>
          <text:p text:style-name="P8">Loans per active borrower</text:p>
        </text:list-item>
        <text:list-item>
          <text:p text:style-name="P8">Renewals count</text:p>
        </text:list-item>
        <text:list-item>
          <text:p text:style-name="P8">Average loan duration</text:p>
        </text:list-item>
        <text:list-item>
          <text:p text:style-name="P8">Holds fill rate</text:p>
        </text:list-item>
      </text:list>
      <text:p text:style-name="P3">These:</text:p>
      <text:list text:style-name="L4">
        <text:list-item>
          <text:p text:style-name="P9">Depend on local policy</text:p>
        </text:list-item>
        <text:list-item>
          <text:p text:style-name="P9">Can change due to rule tweaks</text:p>
        </text:list-item>
        <text:list-item>
          <text:p text:style-name="P9">Should not be compared casually year-to-year without context</text:p>
        </text:list-item>
      </text:list>
      <text:p text:style-name="P4"/>
      <text:h text:style-name="P5" text:outline-level="2"><text:soft-page-break/>🔴 <text:span text:style-name="Strong_20_Emphasis">High-risk KPIs</text:span></text:h>
      <text:p text:style-name="P3">(Use carefully; best introduced later.)</text:p>
      <text:list text:style-name="L5">
        <text:list-item>
          <text:p text:style-name="P10">Percentage of collection never borrowed</text:p>
        </text:list-item>
        <text:list-item>
          <text:p text:style-name="P10">Overdue rate</text:p>
        </text:list-item>
        <text:list-item>
          <text:p text:style-name="P10">In-library use</text:p>
        </text:list-item>
      </text:list>
      <text:p text:style-name="P3">These:</text:p>
      <text:list text:style-name="L6">
        <text:list-item>
          <text:p text:style-name="P11">Invite interpretation</text:p>
        </text:list-item>
        <text:list-item>
          <text:p text:style-name="P11">Can be weaponised in meetings</text:p>
        </text:list-item>
        <text:list-item>
          <text:p text:style-name="P11">Need explanation of scope and exclusions</text:p>
        </text:list-item>
      </text:list>
      <text:p text:style-name="P3">Not <text:span text:style-name="Emphasis">bad</text:span> KPIs — just powerful ones.</text:p>
      <text:p text:style-name="P4"/>
      <text:h text:style-name="P5" text:outline-level="2">3️⃣ Strong recommendation (this saves careers)</text:h>
      <text:p text:style-name="P3">For v1 of the dashboard:</text:p>
      <text:h text:style-name="P12" text:outline-level="3">Show prominently (headline KPIs)</text:h>
      <text:list text:style-name="L7">
        <text:list-item>
          <text:p text:style-name="P13">Total loans</text:p>
        </text:list-item>
        <text:list-item>
          <text:p text:style-name="P13">Active borrowers</text:p>
        </text:list-item>
        <text:list-item>
          <text:p text:style-name="P13">Holds placed</text:p>
        </text:list-item>
        <text:list-item>
          <text:p text:style-name="P13">New items added</text:p>
        </text:list-item>
      </text:list>
      <text:h text:style-name="P12" text:outline-level="3">Show as secondary / expandable</text:h>
      <text:list text:style-name="L8">
        <text:list-item>
          <text:p text:style-name="P14">Loans per active borrower</text:p>
        </text:list-item>
        <text:list-item>
          <text:p text:style-name="P14">Loans by branch / item type</text:p>
        </text:list-item>
        <text:list-item>
          <text:p text:style-name="P14">Renewals count</text:p>
        </text:list-item>
      </text:list>
      <text:h text:style-name="P12" text:outline-level="3">Keep internal only (at first)</text:h>
      <text:list text:style-name="L9">
        <text:list-item>
          <text:p text:style-name="P15">Never borrowed %</text:p>
        </text:list-item>
        <text:list-item>
          <text:p text:style-name="P15">Overdue rate</text:p>
        </text:list-item>
        <text:list-item>
          <text:p text:style-name="P15">In-library use</text:p>
        </text:list-item>
      </text:list>
      <text:p text:style-name="P3">You can always <text:span text:style-name="Strong_20_Emphasis">add later</text:span>. Removing is harder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23:47:27.585548041</meta:creation-date>
    <dc:date>2026-01-30T23:48:23.955380896</dc:date>
    <meta:editing-duration>PT56S</meta:editing-duration>
    <meta:editing-cycles>1</meta:editing-cycles>
    <meta:document-statistic meta:table-count="0" meta:image-count="0" meta:object-count="0" meta:page-count="2" meta:paragraph-count="52" meta:word-count="232" meta:character-count="1286" meta:non-whitespace-character-count="1137"/>
    <meta:generator>LibreOffice/25.2.3.2$Linux_AARCH64 LibreOffice_project/520$Build-2</meta:generator>
  </office:meta>
</office:document-meta>
</file>